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7.98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2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scripció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egistro de ensayo dinámico con y sin alimentación sobre balanceadora</text:p>
          </table:table-cell>
        </table:table-row>
        <table:table-row table:style-name="ro1">
          <table:table-cell office:value-type="string" calcext:value-type="string">
            <text:p>Fecha registro</text:p>
          </table:table-cell>
          <table:table-cell table:style-name="ce1" office:value-type="date" office:date-value="2020-01-17" calcext:value-type="date">
            <text:p>17/01/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Gustavo V. Diaz</text:p>
          </table:table-cell>
        </table:table-row>
      </table:table>
      <table:table table:name="Registro actividad" table:style-name="ta1"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o registro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Registro fotográfico</text:p>
          </table:table-cell>
          <table:table-cell office:value-type="string" calcext:value-type="string">
            <text:p>Nombre registro osciloscop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00M00S" calcext:value-type="time">
            <text:p>10:00 AM</text:p>
          </table:table-cell>
          <table:table-cell office:value-type="string" calcext:value-type="string">
            <text:p>Llegada a lo de José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10M00S" calcext:value-type="time">
            <text:p>10:10 AM</text:p>
          </table:table-cell>
          <table:table-cell office:value-type="string" calcext:value-type="string">
            <text:p>Empecé a armar el banco para medició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45M00S" calcext:value-type="time">
            <text:p>10:45 AM</text:p>
          </table:table-cell>
          <table:table-cell office:value-type="string" calcext:value-type="string">
            <text:p>Realicé mediciones en las dos fuentes que poseo. La idea era utilizar la menos ruidosa. Con el osciloscopio guardé la señal medida de alterna de la fuente portátil</text:p>
          </table:table-cell>
          <table:table-cell/>
          <table:table-cell office:value-type="string" calcext:value-type="string">
            <text:p>NewFile0, NewFile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05M00S" calcext:value-type="time">
            <text:p>11:05 AM</text:p>
          </table:table-cell>
          <table:table-cell office:value-type="string" calcext:value-type="string">
            <text:p>Realicé prueba de medición con osciloscopio. Me faltaba habilitar el puerto usb</text:p>
          </table:table-cell>
          <table:table-cell/>
          <table:table-cell office:value-type="string" calcext:value-type="string">
            <text:p>Calibración 1 CH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15M00S" calcext:value-type="time">
            <text:p>11:15 AM</text:p>
          </table:table-cell>
          <table:table-cell office:value-type="string" calcext:value-type="string">
            <text:p>Relevo de alterna de fuente DIY</text:p>
          </table:table-cell>
          <table:table-cell/>
          <table:table-cell office:value-type="string" calcext:value-type="string">
            <text:p>Calibración 2 CH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11H27M00S" calcext:value-type="time">
            <text:p>11:27 AM</text:p>
          </table:table-cell>
          <table:table-cell office:value-type="string" calcext:value-type="string">
            <text:p>Conexión de fuente a banco de ensayo</text:p>
          </table:table-cell>
          <table:table-cell office:value-type="string" calcext:value-type="string">
            <text:p>Saqué unas foto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11H31M00S" calcext:value-type="time">
            <text:p>11:31 AM</text:p>
          </table:table-cell>
          <table:table-cell office:value-type="string" calcext:value-type="string">
            <text:p>Registro de sujección de sensor derecho</text:p>
          </table:table-cell>
          <table:table-cell office:value-type="string" calcext:value-type="string">
            <text:p>IMG_20200117_113112.jp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1H35M00S" calcext:value-type="time">
            <text:p>11:35 AM</text:p>
          </table:table-cell>
          <table:table-cell office:value-type="string" calcext:value-type="string">
            <text:p>Medición de prueba para ver que miden los dos sensores (sin alimentació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11H51M00S" calcext:value-type="time">
            <text:p>11:51 AM</text:p>
          </table:table-cell>
          <table:table-cell office:value-type="string" calcext:value-type="string">
            <text:p>No logro detectar la señal deseada pero cuando dejo de excitar el motor encuentro una señal que puede servir</text:p>
          </table:table-cell>
          <table:table-cell/>
          <table:table-cell office:value-type="string" calcext:value-type="string">
            <text:p>Ensayo prueba 1 CH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11H58M00S" calcext:value-type="time">
            <text:p>11:58 AM</text:p>
          </table:table-cell>
          <table:table-cell office:value-type="string" calcext:value-type="string">
            <text:p>Registro de oscilación dado impulso al cabezal registro V2 sin alimentació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12H03M00S" calcext:value-type="time">
            <text:p>12:03 PM</text:p>
          </table:table-cell>
          <table:table-cell office:value-type="string" calcext:value-type="string">
            <text:p>Registro fotográfico de banco ensayado sin alimentació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12H31M00S" calcext:value-type="time">
            <text:p>12:31 PM</text:p>
          </table:table-cell>
          <table:table-cell office:value-type="string" calcext:value-type="string">
            <text:p>Palnificación de ensayo sobre 3 rotores diferentes</text:p>
          </table:table-cell>
          <table:table-cell office:value-type="string" calcext:value-type="string">
            <text:p>IMG_20200117_120220.jp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12H35M00S" calcext:value-type="time">
            <text:p>12:35 PM</text:p>
          </table:table-cell>
          <table:table-cell office:value-type="string" calcext:value-type="string">
            <text:p>Inicio ensayos planificados, registro de cero de osciloscopio</text:p>
          </table:table-cell>
          <table:table-cell/>
          <table:table-cell office:value-type="string" calcext:value-type="string">
            <text:p>Ensayo s_alim 0 CH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12H48M00S" calcext:value-type="time">
            <text:p>12:48 PM</text:p>
          </table:table-cell>
          <table:table-cell office:value-type="string" calcext:value-type="string">
            <text:p>Del paso 8 al 9 cambié la configuración del osciloscopio para mejorar la escala de medición de tensió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12H54M00S" calcext:value-type="time">
            <text:p>12:54 PM</text:p>
          </table:table-cell>
          <table:table-cell office:value-type="string" calcext:value-type="string">
            <text:p>Veo la adquisición muy ruidosa, tomo registro cuando el banco está sin movimiento y con nueva configuración de osciloscopio</text:p>
          </table:table-cell>
          <table:table-cell/>
          <table:table-cell office:value-type="string" calcext:value-type="string">
            <text:p>Ensayo prueba 2 CH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13H15M00S" calcext:value-type="time">
            <text:p>01:15 PM</text:p>
          </table:table-cell>
          <table:table-cell office:value-type="string" calcext:value-type="string">
            <text:p>No registro Js24 porque mide siempre la fuente de alimentación y no tiene sentido medirlo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13H40M00S" calcext:value-type="time">
            <text:p>01:40 PM</text:p>
          </table:table-cell>
          <table:table-cell office:value-type="string" calcext:value-type="string">
            <text:p>Almuerz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13H41M00S" calcext:value-type="time">
            <text:p>01:41 PM</text:p>
          </table:table-cell>
          <table:table-cell office:value-type="string" calcext:value-type="string">
            <text:p>Registro de movimiento impulsivo donde se ve patente el fenómeno de medición de velocidad</text:p>
          </table:table-cell>
          <table:table-cell/>
          <table:table-cell office:value-type="string" calcext:value-type="string">
            <text:p>Ensayo prueba 3 CH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time" office:time-value="PT13H49M00S" calcext:value-type="time">
            <text:p>01:49 PM</text:p>
          </table:table-cell>
          <table:table-cell office:value-type="string" calcext:value-type="string">
            <text:p>Registro de sensor izquierdo con osciloscopio en pendrive</text:p>
          </table:table-cell>
          <table:table-cell/>
          <table:table-cell office:value-type="string" calcext:value-type="string">
            <text:p>NewFIle2, NewFile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</table:table>
      <table:table table:name="Ensayo s_alim" table:style-name="ta1">
        <table:table-column table:style-name="co2" table:default-cell-style-name="ce3"/>
        <table:table-column table:style-name="co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Título</text:p>
          </table:table-cell>
          <table:table-cell table:style-name="Default" office:value-type="string" calcext:value-type="string">
            <text:p>Registro de ensayo dinámico sin alimentació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nfiguración sensor óptico Jde1 y Jdr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nfiguración osciloscopi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Sensor óptico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Sensor balanceador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1 con acople AC configurad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ro ensayo</text:p>
          </table:table-cell>
          <table:table-cell table:style-name="Default" office:value-type="string" calcext:value-type="string">
            <text:p>R configuración</text:p>
          </table:table-cell>
          <table:table-cell office:value-type="string" calcext:value-type="string">
            <text:p>Sensor</text:p>
          </table:table-cell>
          <table:table-cell table:style-name="Default" office:value-type="string" calcext:value-type="string">
            <text:p>Masa elegida</text:p>
          </table:table-cell>
          <table:table-cell office:value-type="string" calcext:value-type="string">
            <text:p>Regi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1 CH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2 CH*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3 CH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4 CH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5 CH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6 CH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7 CH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8 CH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9 CH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10 CH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11 CH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12 CH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Ensayo c_alim" table:style-name="ta1">
        <table:table-column table:style-name="co2" table:default-cell-style-name="Default"/>
        <table:table-column table:style-name="co6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Título</text:p>
          </table:table-cell>
          <table:table-cell table:style-name="Default" office:value-type="string" calcext:value-type="string">
            <text:p>Registro de ensayo dinámico con alimentación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nfiguración sensor óptico Jde1 y Jdr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nfiguración osciloscopi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string" calcext:value-type="string">
            <text:p>Sensor óptic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string" calcext:value-type="string">
            <text:p>Sensor balanceadora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1 y V2 con acople AC configurad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1 y V2 con filtro pasa bajos 20 Mhz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ro ensayo</text:p>
          </table:table-cell>
          <table:table-cell table:style-name="Default" office:value-type="string" calcext:value-type="string">
            <text:p>R configuración</text:p>
          </table:table-cell>
          <table:table-cell office:value-type="string" calcext:value-type="string">
            <text:p>Sensor</text:p>
          </table:table-cell>
          <table:table-cell table:style-name="Default" office:value-type="string" calcext:value-type="string">
            <text:p>Masa elegida</text:p>
          </table:table-cell>
          <table:table-cell office:value-type="string" calcext:value-type="string">
            <text:p>Regi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c_alim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c_alim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c_alim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c_alim 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c_alim 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c_alim 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c_alim 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c_alim 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c_alim 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06:14:54.2570714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0:38:51.910676929</meta:creation-date>
    <dc:date>2020-02-06T06:39:12.248351411</dc:date>
    <meta:editing-duration>PT29M16S</meta:editing-duration>
    <meta:editing-cycles>2</meta:editing-cycles>
    <meta:generator>LibreOffice/5.1.6.2$Linux_X86_64 LibreOffice_project/10m0$Build-2</meta:generator>
    <meta:document-statistic meta:table-count="4" meta:cell-count="334" meta:object-count="0"/>
  </office:meta>
</office:document-meta>
</file>